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23"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30"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cffb" officeooo:paragraph-rsid="001ccffb" style:font-weight-asian="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e94a7" officeooo:paragraph-rsid="001e94a7" style:font-weight-asian="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7f30b" style:font-weight-asian="normal" style:font-weight-complex="normal"/>
    </style:style>
    <style:style style:name="T16" style:family="text">
      <style:text-properties officeooo:rsid="001c3055"/>
    </style:style>
    <style:style style:name="T17" style:family="text">
      <style:text-properties officeooo:rsid="001c7240"/>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22">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3"><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3"><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3"><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3"><text:tab/><text:tab/>And his last words rang in your ears, "I have no more fruit to give you. Thank you for making me feel full."</text:p>
      <text:p text:style-name="P23"><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4"> and change the thing that people are hypnotized to believe to be Trumpism. Born of living in insecure lands seemingly without boundary. You accept that this is just the world--this is all there is.</text:span></text:p>
      <text:p text:style-name="P24">Like Jessica Jones concept--only she most hurt and abused by evil is also the only one who has inherited the power to stop that evil.</text:p>
      <text:p text:style-name="P24"><text:soft-page-break/></text:p>
      <text:p text:style-name="P24">"[redacted b'kuz copyright]"</text:p>
      <text:p text:style-name="P24"><text:tab/>--Caterina Fake</text:p>
      <text:p text:style-name="P24">"[redacted b'kuz copyright]"</text:p>
      <text:p text:style-name="P24"><text:tab/>--Martin Buber</text:p>
      <text:p text:style-name="P24"><text:tab/>trans Kaufman</text:p>
      <text:p text:style-name="P24"/>
      <text:p text:style-name="P24"><text:tab/>...active resistence and assertion to limply enduring the waves of electric horror.</text:p>
      <text:p text:style-name="P24"><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4"><text:tab/><text:tab/>Sometimes Learned Helplessness happens to people. Make sure you recognize it when it comes so you can remember to actually jump out of the cage when you can.</text:p>
      <text:p text:style-name="P24"/>
      <text:p text:style-name="P25">Maybe I've decided in some unconscious way that I need to relearn how to bond with people, to trust people, to build and enforce boundaries. Perhaps that's the "irrational" mission 庄子的道 has sent me on.</text:p>
      <text:p text:style-name="P25">If this quote--this quote right here--ends up in print somewhere with my name below it, I will have failed. If the name below is my own, my true name, I will have failed miserably.</text:p>
      <text:p text:style-name="P25">How do I know my words are not furious and mad scribblings?</text:p>
      <text:p text:style-name="P25"/>
      <text:p text:style-name="P21"><text:span text:style-name="T14">Ariel. 修身齐家治国平天下。Please don't share this with anyone. I meet few on this path, Ariel. But you are indeed on it. Not to intimidate or scare you, but with determination and luck, you may be the facilitator who saves us all. </text:span><text:span text:style-name="T15">But I've met too few on this path. As you can imagine far fewer ever even finish it.</text:span></text:p>
      <text:p text:style-name="P26">修身 means literally, "fix the self." Another translation is "cultivate moral character." But for me it means above all bring harmony to the self" because Confucius was so obsessed with harmony.</text:p>
      <text:p text:style-name="P26">Only after you've brought harmony to the self can you...</text:p>
      <text:p text:style-name="P26">齐家means literally, "manage the famiy." I think of it as "bring harmony to the group" because I'm not so sure time management or the true blood relation is required.</text:p>
      <text:p text:style-name="P26">Only after you've brought harmony to the group can you...</text:p>
      <text:p text:style-name="P26">治国 means literally "govern the state." I like to think of it as "bring harmony to the state" or at least "bring harmony to a larger group around your initial one".</text:p>
      <text:p text:style-name="P26">Only after you've brought harmony to the state can you...</text:p>
      <text:p text:style-name="P26">平天下 means "bring peace and justice to the whole world."</text:p>
      <text:p text:style-name="P26"/>
      <text:p text:style-name="P27">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7"><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7"><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7"/>
      <text:p text:style-name="P27"><text:soft-page-break/>I just want to survive. Survive and breathe. That seems too much to ask these days.</text:p>
      <text:p text:style-name="P27"/>
      <text:p text:style-name="P27">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16">, where code is primary seen as an investment in our future.</text:span></text:p>
      <text:p text:style-name="P28">Employer. I just want to (1) have things to code, (2) have my code reviewed, (3) learn to code better, (4) an enforced no-asshole rule, (5) paid on time, (6) have managers keep their word.</text:p>
      <text:p text:style-name="P28"><text:tab/><text:tab/>In that order.</text:p>
      <text:p text:style-name="P28"><text:tab/>--&gt;I just want for our team to make sure we (1) always have things to code (2) have code reviews (3) learn to code better (4) have no assholes on the team (5) are paid on time (6) have managers keep their word. In that order</text:p>
      <text:p text:style-name="P28"/>
      <text:p text:style-name="P28">If you're too busy to <text:span text:style-name="T12">not</text:span> be an asshole--ever--then your problem is not how busy you are. Your problem is that you have allowed yourself to be swallowed once again by the Busyness cult</text:p>
      <text:p text:style-name="P28">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17">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17">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9">Survive. Survive. Fucking survive. Breathe. You can't save the fucking world if you're not <text:span text:style-name="T18">fucking breathing</text:span><text:span text:style-name="T19">.</text:span></text:p>
      <text:p text:style-name="P29"><text:span text:style-name="T19">It is the Tyrannical Average that kills the mystery and beauty of this conventional world. Average replaces Truth. Average replaces meaning. Average rules in tyranny, legislates sameness, homogenity, boring, predictable, soul-crushing Order. Displaces fringe.</text:span></text:p>
      <text:p text:style-name="P29"><text:span text:style-name="T19">Tyrannical Average</text:span></text:p>
      <text:p text:style-name="P29"><text:span text:style-name="T19"/></text:p>
      <text:p text:style-name="P29"><text:span text:style-name="T19">Zhuangzi kept walking and he felt the eyes of his supporters all around. It was </text:span></text:p>
      <text:p text:style-name="P29"><text:span text:style-name="T19"/></text:p>
      <text:p text:style-name="P29"><text:span text:style-name="T19">Yes boulder yes! Shaka, when the walls fell! Let it be my break once again. May the boulder take its time rolling down the mountain again. Yes boulder yes! Roll on; roll on!</text:span></text:p>
      <text:p text:style-name="P29"><text:span text:style-name="T19">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span></text:p>
      <text:p text:style-name="P29"><text:span text:style-name="T19">"Workable pieces" have their place, but they are not and will never be the most important part of the world. Among the "workable pieces" you will never find the Worthless Tree, and if you live among the "workable pieces," you will ever grow old. At </text:span><text:span text:style-name="T20">best</text:span><text:span text:style-name="T19"> you'll merely grow more orange, a dangling tie, a yellow Darth Vader helmet, and an angry disposition--living to cheat and dominate, to empty your sould further and empty others as well.</text:span></text:p>
      <text:p text:style-name="P29"><text:soft-page-break/><text:span text:style-name="T19"><text:tab/><text:tab/>Let words be the seasoning of life, not the blandifying goop the steakhouse sprinkles over everything. Let words stand in relation to the world; don't let them seek to replace the world, seek to it-ify the world. </text:span></text:p>
      <text:p text:style-name="P29"><text:span text:style-name="T19"><text:tab/><text:tab/>Let words force three vowels in a row; let words irrationalize the rational; let words subvert without contending; let words be your cclose friend and not some oppressive pharoah that will sink into the shifting sands of time anyway.</text:span></text:p>
      <text:p text:style-name="P29"><text:span text:style-name="T19"/></text:p>
      <text:p text:style-name="P30"><text:span text:style-name="T19">The End</text:span></text:p>
      <text:p text:style-name="P30"><text:span text:style-name="T19"><text:tab/>Endings are hard.</text:span></text:p>
      <text:p text:style-name="P30"><text:span text:style-name="T19"/></text:p>
      <text:p text:style-name="P30"><text:span text:style-name="T19">About the Author</text:span></text:p>
      <text:p text:style-name="P30"><text:span text:style-name="T19"><text:tab/>who the fuck cares</text:span></text:p>
      <text:p text:style-name="P30"><text:span text:style-name="T19"/></text:p>
      <text:p text:style-name="P30"><text:span text:style-name="T19">I'm grateful to the Thai woman with blonde hair who loves drawing, drugs, and tying knots.</text:span></text:p>
      <text:p text:style-name="P30"><text:span text:style-name="T19">I'm grateful to the gloriously open philosopher--in the Anglo-American tradition--on whose balcony I've spent many a magical night.</text:span></text:p>
      <text:p text:style-name="P30"><text:span text:style-name="T19">I'm grateful to the subtle, chill woman who never fails to turn a memorable phrase.</text:span></text:p>
      <text:p text:style-name="P30"><text:span text:style-name="T19">I'm grateful to Frisky for spicing up all our lives and always being happy to take twenty for the team.</text:span></text:p>
      <text:p text:style-name="P30"><text:span text:style-name="T19">I'm grateful to Shiri Eisner for saving my life.</text:span></text:p>
      <text:p text:style-name="P30"><text:span text:style-name="T19">I'm grateful to Sushi for being such a know-it-all and for never backing down from space rightfully hers.</text:span></text:p>
      <text:p text:style-name="P30"><text:span text:style-name="T19">I'm grateful to Demi for welcoming me and others into your group and for showing me your moves.</text:span></text:p>
      <text:p text:style-name="P30"><text:span text:style-name="T19">I'm grateful to Benten for being the single most important person in my life. Nothing I've done in this life--much less this book--would be possible w/o you. Thailand is calling you on the wind my friend.</text:span></text:p>
      <text:p text:style-name="P30"><text:span text:style-name="T19">I'm grateful to the mystic who told me I'll have there great, equal loves. From you I learned what I'm searching for is searching for me.</text:span></text:p>
      <text:p text:style-name="P30"><text:span text:style-name="T19">I'm grateful to Geng laoshi for seeing me when no one else could. And for giving me my name</text:span></text:p>
      <text:p text:style-name="P31"><text:span text:style-name="T19">I'm grateful to Wat Pah Nanachat.</text:span></text:p>
      <text:p text:style-name="P31"><text:span text:style-name="T19">I'm grateful to she who loves fantasy and sees people more fully than I will ever know.</text:span></text:p>
      <text:p text:style-name="P31"><text:span text:style-name="T19">I'm grateful to Thailand for welcoming me like no place ever has or ever will. This book definitely wouldn't have been possible without you.</text:span></text:p>
      <text:p text:style-name="P31"><text:span text:style-name="T19">I'm grateful to Zhuangzi for challenging me to be the best person I can.</text:span></text:p>
      <text:p text:style-name="P31"><text:span text:style-name="T19">I'm grateful to Garfinkle. You taught me about tacit learning and read the parts of the Laozi and Zhuangzi I gave you. I'm still planning to learn more about ethnomethodology someday. Someday we'll talk about it again.</text:span></text:p>
      <text:p text:style-name="P31"><text:span text:style-name="T19">I'm grateful to tiger for showing me how to captivate a room.</text:span></text:p>
      <text:p text:style-name="P31"><text:span text:style-name="T19">I'm gratefu to Martian for touching me so gently.</text:span></text:p>
      <text:p text:style-name="P31"><text:span text:style-name="T19">I'm grateful to Marcedes for being my companion in rough times.</text:span></text:p>
      <text:p text:style-name="P31"><text:span text:style-name="T19">I'm grateful to the eighth child for housing me and being my friend--not least because of our always-enlightening conversations. I hope you sold your little tooth ok.</text:span></text:p>
      <text:p text:style-name="P31"><text:span text:style-name="T19">I'm grateful to England, Mexico, Chinese cat for being treasured roommates and friends and for introducing me to the best pies on the planet.</text:span></text:p>
      <text:p text:style-name="P31"><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06T18:54:19.751606239</dc:date>
    <meta:editing-duration>PT49M11S</meta:editing-duration>
    <meta:editing-cycles>8</meta:editing-cycles>
    <meta:generator>LibreOffice/6.1.6.3$Linux_X86_64 LibreOffice_project/5896ab1714085361c45cf540f76f60673dd96a72</meta:generator>
    <meta:document-statistic meta:table-count="0" meta:image-count="0" meta:object-count="0" meta:page-count="15" meta:paragraph-count="240" meta:word-count="9815" meta:character-count="52346" meta:non-whitespace-character-count="42830"/>
  </office:meta>
</office:document-meta>
</file>